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912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2.967cm"/>
    </style:style>
    <style:style style:name="co21" style:family="table-column">
      <style:table-column-properties fo:break-before="auto" style:column-width="1.117cm"/>
    </style:style>
    <style:style style:name="co22" style:family="table-column">
      <style:table-column-properties fo:break-before="auto" style:column-width="1.415cm"/>
    </style:style>
    <style:style style:name="co23" style:family="table-column">
      <style:table-column-properties fo:break-before="auto" style:column-width="1.252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1.388cm"/>
    </style:style>
    <style:style style:name="co26" style:family="table-column">
      <style:table-column-properties fo:break-before="auto" style:column-width="0.734cm"/>
    </style:style>
    <style:style style:name="co27" style:family="table-column">
      <style:table-column-properties fo:break-before="auto" style:column-width="1.062cm"/>
    </style:style>
    <style:style style:name="co28" style:family="table-column">
      <style:table-column-properties fo:break-before="auto" style:column-width="2.972cm"/>
    </style:style>
    <style:style style:name="co29" style:family="table-column">
      <style:table-column-properties fo:break-before="auto" style:column-width="1.042cm"/>
    </style:style>
    <style:style style:name="co30" style:family="table-column">
      <style:table-column-properties fo:break-before="auto" style:column-width="1.542cm"/>
    </style:style>
    <style:style style:name="co31" style:family="table-column">
      <style:table-column-properties fo:break-before="auto" style:column-width="0.953cm"/>
    </style:style>
    <style:style style:name="co32" style:family="table-column">
      <style:table-column-properties fo:break-before="auto" style:column-width="1.824cm"/>
    </style:style>
    <style:style style:name="co33" style:family="table-column">
      <style:table-column-properties fo:break-before="auto" style:column-width="2.88cm"/>
    </style:style>
    <style:style style:name="co34" style:family="table-column">
      <style:table-column-properties fo:break-before="auto" style:column-width="1.198cm"/>
    </style:style>
    <style:style style:name="co35" style:family="table-column">
      <style:table-column-properties fo:break-before="auto" style:column-width="1.52cm"/>
    </style:style>
    <style:style style:name="co36" style:family="table-column">
      <style:table-column-properties fo:break-before="auto" style:column-width="0.975cm"/>
    </style:style>
    <style:style style:name="co37" style:family="table-column">
      <style:table-column-properties fo:break-before="auto" style:column-width="1.36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 style:data-style-name="N100"/>
    <style:style style:name="ce18" style:family="table-cell" style:parent-style-name="Default" style:data-style-name="N100">
      <style:table-cell-properties fo:background-color="#00ffff"/>
    </style:style>
    <style:style style:name="ce19" style:family="table-cell" style:parent-style-name="Default" style:data-style-name="N100">
      <style:text-properties fo:font-style="italic" style:font-style-asian="italic" style:font-style-complex="italic"/>
    </style:style>
    <style:style style:name="ce26" style:family="table-cell" style:parent-style-name="Default" style:data-style-name="N100">
      <style:table-cell-properties fo:background-color="#7ffe00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22" style:family="table-cell" style:parent-style-name="Default">
      <style:text-properties style:text-line-through-style="solid" style:text-line-through-type="single"/>
    </style:style>
    <style:style style:name="ce27" style:family="table-cell" style:parent-style-name="Default" style:data-style-name="N100">
      <style:table-cell-properties fo:background-color="#fe7f00"/>
    </style:style>
    <style:style style:name="ce31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fo:background-color="transparent"/>
    </style:style>
    <style:style style:name="ce33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4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fff200"/>
    </style:style>
    <style:style style:name="ce39" style:family="table-cell" style:parent-style-name="Default" style:data-style-name="N100">
      <style:table-cell-properties fo:background-color="#ffff00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4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8" table:default-cell-style-name="ce17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9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office:value-type="string" calcext:value-type="string">
            <text:p>2024.04.18 10.0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office:value-type="string" calcext:value-type="string">
            <text:p>2024.05.15 16.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office:value-type="string" calcext:value-type="string">
            <text:p>2024.05.17 10.1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office:value-type="string" calcext:value-type="string">
            <text:p>2024.05.20 16.4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34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office:value-type="string" calcext:value-type="string">
            <text:p>2024.07.17 13.1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5050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5.23 11.5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6.24 10.1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3.205</text:p>
          </table:table-cell>
          <table:table-cell table:number-columns-repeated="2"/>
          <table:table-cell office:value-type="string" calcext:value-type="string">
            <text:p>2006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7.26 15.5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98.543|</text:p>
          </table:table-cell>
          <table:table-cell table:number-columns-repeated="2"/>
          <table:table-cell office:value-type="string" calcext:value-type="string">
            <text:p>2995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05 16.1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95.155</text:p>
          </table:table-cell>
          <table:table-cell table:number-columns-repeated="2"/>
          <table:table-cell office:value-type="string" calcext:value-type="string">
            <text:p>3980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2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8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17"/>
        <table:table-column table:style-name="co11" table:default-cell-style-name="ce17"/>
        <table:table-column table:style-name="co2" table:default-cell-style-name="ce17"/>
        <table:table-column table:style-name="co19" table:default-cell-style-name="ce17"/>
        <table:table-column table:style-name="co11" table:default-cell-style-name="ce17"/>
        <table:table-column table:style-name="co20" table:default-cell-style-name="Default"/>
        <table:table-column table:style-name="co21" table:default-cell-style-name="Default"/>
        <table:table-column table:style-name="co22" table:default-cell-style-name="ce17"/>
        <table:table-column table:style-name="co15" table:default-cell-style-name="ce17"/>
        <table:table-column table:style-name="co23" table:default-cell-style-name="ce17"/>
        <table:table-column table:style-name="co24" table:default-cell-style-name="Default"/>
        <table:table-column table:style-name="co22" table:default-cell-style-name="ce17"/>
        <table:table-column table:style-name="co25" table:default-cell-style-name="ce17"/>
        <table:table-column table:style-name="co26" table:default-cell-style-name="Default"/>
        <table:table-column table:style-name="co27" table:default-cell-style-name="Default"/>
        <table:table-column table:style-name="co16" table:number-columns-repeated="16368" table:default-cell-style-name="Default"/>
        <table:table-row table:style-name="ro1">
          <table:table-cell table:style-name="ce17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7" office:value-type="string" calcext:value-type="string">
            <text:p>продажа</text:p>
          </table:table-cell>
          <table:table-cell table:style-name="ce17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17"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7" office:value-type="string" calcext:value-type="string">
            <text:p>%</text:p>
          </table:table-cell>
          <table:table-cell table:style-name="ce17" office:value-type="string" calcext:value-type="string">
            <text:p>%Y</text:p>
          </table:table-cell>
          <table:table-cell table:style-name="ce17" office:value-type="string" calcext:value-type="string">
            <text:p>примеч.</text:p>
          </table:table-cell>
          <table:table-cell table:style-name="ce17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7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7" office:value-type="string" calcext:value-type="string">
            <text:p>2024.03.29 13.32</text:p>
          </table:table-cell>
          <table:table-cell table:style-name="ce17"/>
          <table:table-cell table:number-columns-repeated="3"/>
          <table:table-cell table:style-name="ce17"/>
          <table:table-cell table:number-columns-repeated="2"/>
          <table:table-cell table:style-name="ce17" table:number-columns-repeated="16370"/>
        </table:table-row>
        <table:table-row table:style-name="ro1">
          <table:table-cell table:style-name="ce17"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7" office:value-type="string" calcext:value-type="string">
            <text:p>2024.03.29 16.15</text:p>
          </table:table-cell>
          <table:table-cell table:style-name="ce17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17"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7" table:number-columns-repeated="16370"/>
        </table:table-row>
        <table:table-row table:style-name="ro1">
          <table:table-cell table:style-name="ce17"/>
          <table:table-cell office:value-type="string" calcext:value-type="string">
            <text:p>-1</text:p>
          </table:table-cell>
          <table:table-cell table:number-columns-repeated="4"/>
          <table:table-cell table:style-name="ce17" office:value-type="string" calcext:value-type="string">
            <text:p>2024.03.29 16.19</text:p>
          </table:table-cell>
          <table:table-cell table:style-name="ce17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17"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7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7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7" office:value-type="string" calcext:value-type="string">
            <text:p>Диасофт (DIAS)</text:p>
          </table:table-cell>
          <table:table-cell table:number-columns-repeated="5"/>
          <table:table-cell table:style-name="ce17" table:number-columns-repeated="2"/>
          <table:table-cell table:number-columns-repeated="3"/>
          <table:table-cell table:style-name="ce17"/>
          <table:table-cell table:number-columns-repeated="2"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7" office:value-type="string" calcext:value-type="string">
            <text:p>2024.04.08</text:p>
          </table:table-cell>
          <table:table-cell table:style-name="ce17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17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7" table:number-columns-repeated="2"/>
          <table:table-cell table:style-name="ce17" office:value-type="string" calcext:value-type="string">
            <text:p>7.28?</text:p>
          </table:table-cell>
          <table:table-cell table:style-name="ce17" table:number-columns-repeated="1007"/>
          <table:table-cell table:number-columns-repeated="15360"/>
        </table:table-row>
        <table:table-row table:style-name="ro1">
          <table:table-cell table:style-name="ce17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7"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27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22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7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7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27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17" office:value-type="string" calcext:value-type="string">
            <text:p>RU000A106540 (М.Видео выпуск 4)</text:p>
          </table:table-cell>
          <table:table-cell table:number-columns-repeated="5"/>
          <table:table-cell table:style-name="ce17" table:number-columns-repeated="2"/>
          <table:table-cell table:number-columns-repeated="3"/>
          <table:table-cell table:style-name="ce17"/>
          <table:table-cell table:number-columns-repeated="2"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7" office:value-type="string" calcext:value-type="string">
            <text:p>2024.05.16 17.55</text:p>
          </table:table-cell>
          <table:table-cell table:style-name="ce17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table:style-name="ce17"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7" office:value-type="string" calcext:value-type="string">
            <text:p>2024.05.17 10.13</text:p>
          </table:table-cell>
          <table:table-cell table:style-name="ce17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table:style-name="ce17"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7" office:value-type="string" calcext:value-type="string">
            <text:p>2024.05.17 13.47</text:p>
          </table:table-cell>
          <table:table-cell table:style-name="ce17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table:style-name="ce17"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7" office:value-type="string" calcext:value-type="string">
            <text:p>2024.05.17 13.54</text:p>
          </table:table-cell>
          <table:table-cell table:style-name="ce17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table:style-name="ce17"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17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7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table:style-name="ce17"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7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style-name="ce17"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27" office:value-type="string" calcext:value-type="string">
            <text:p>255.51</text:p>
          </table:table-cell>
          <table:table-cell table:number-columns-repeated="16370"/>
        </table:table-row>
        <table:table-row table:style-name="ro1" table:number-rows-repeated="4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5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27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4"/>
          <table:table-cell table:number-columns-repeated="2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7" office:value-type="string" calcext:value-type="string">
            <text:p>SBER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294.0896|</text:p>
          </table:table-cell>
          <table:table-cell table:number-columns-repeated="2"/>
          <table:table-cell office:value-type="string" calcext:value-type="string">
            <text:p>8822.69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292.8585</text:p>
          </table:table-cell>
          <table:table-cell table:number-columns-repeated="2"/>
          <table:table-cell office:value-type="string" calcext:value-type="string">
            <text:p>11714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302.0176|</text:p>
          </table:table-cell>
          <table:table-cell table:number-columns-repeated="2"/>
          <table:table-cell office:value-type="string" calcext:value-type="string">
            <text:p>9060.53</text:p>
          </table:table-cell>
          <table:table-cell table:number-columns-repeated="16378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style-name="ce17"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17" office:value-type="string" calcext:value-type="string">
            <text:p>TMOS (Тинькофф iMOEX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 table:number-rows-repeated="104843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8" table:default-cell-style-name="ce17"/>
        <table:table-column table:style-name="co29" table:default-cell-style-name="ce17"/>
        <table:table-column table:style-name="co10" table:default-cell-style-name="ce17"/>
        <table:table-column table:style-name="co30" table:default-cell-style-name="ce17"/>
        <table:table-column table:style-name="co31" table:default-cell-style-name="ce17"/>
        <table:table-column table:style-name="co32" table:default-cell-style-name="ce17"/>
        <table:table-column table:style-name="co33" table:default-cell-style-name="ce17"/>
        <table:table-column table:style-name="co34" table:default-cell-style-name="ce17"/>
        <table:table-column table:style-name="co35" table:default-cell-style-name="ce17"/>
        <table:table-column table:style-name="co36" table:default-cell-style-name="ce17"/>
        <table:table-column table:style-name="co37" table:default-cell-style-name="ce17"/>
        <table:table-column table:style-name="co38" table:default-cell-style-name="ce17"/>
        <table:table-column table:style-name="co22" table:default-cell-style-name="ce17"/>
        <table:table-column table:style-name="co37" table:default-cell-style-name="ce17"/>
        <table:table-column table:style-name="co39" table:default-cell-style-name="ce17"/>
        <table:table-column table:style-name="co9" table:default-cell-style-name="ce17"/>
        <table:table-column table:style-name="co16" table:number-columns-repeated="1008" table:default-cell-style-name="ce17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3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3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3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3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965.73.</text:p>
          </table:table-cell>
          <table:table-cell table:number-columns-repeated="2"/>
          <table:table-cell office:value-type="string" calcext:value-type="string">
            <text:p>3145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3"/>
          <table:table-cell office:value-type="string" calcext:value-type="string">
            <text:p>34600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6" office:value-type="string" calcext:value-type="string">
            <text:p>16.52</text:p>
          </table:table-cell>
          <table:table-cell table:style-name="ce32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2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2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2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2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2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31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2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2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2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2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31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2" office:value-type="string" calcext:value-type="string">
            <text:p>1189.32 (283.4+905.92)</text:p>
          </table:table-cell>
          <table:table-cell table:number-columns-repeated="3"/>
          <table:table-cell table:style-name="ce32" office:value-type="string" calcext:value-type="string">
            <text:p>1189.32</text:p>
          </table:table-cell>
          <table:table-cell table:style-name="ce27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4" table:default-cell-style-name="ce17"/>
        <table:table-column table:style-name="co8" table:default-cell-style-name="ce17"/>
        <table:table-column table:style-name="co9" table:default-cell-style-name="ce17"/>
        <table:table-column table:style-name="co10" table:number-columns-repeated="2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8" table:default-cell-style-name="ce17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7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7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7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7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9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7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7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7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7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27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27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2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7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7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7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7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7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7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2"/>
          <table:table-cell table:style-name="ce27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7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7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7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4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7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7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7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7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7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7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2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2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2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2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2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2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2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2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2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2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7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7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9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1">00.00.0000</text:date>, <text:time style:data-style-name="N2" text:time-value="18:30:00.88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8-21T18:32:23.469000000</dc:date>
    <meta:editing-duration>P4DT22H45M42S</meta:editing-duration>
    <meta:editing-cycles>1921</meta:editing-cycles>
    <meta:document-statistic meta:table-count="4" meta:cell-count="10704" meta:object-count="0"/>
  </office:meta>
</office:document-meta>
</file>